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d33" officeooo:paragraph-rsid="00149d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ruta</text:p>
      <text:p text:style-name="P1"/>
      <text:p text:style-name="P1"/>
      <text:p text:style-name="P1">#!/usr/bin/env python</text:p>
      <text:p text:style-name="P1"># -*- coding: utf-8 -*-</text:p>
      <text:p text:style-name="P1">"""</text:p>
      <text:p text:style-name="P1">Author: Daniel Homola &lt;dani.homola@gmail.com&gt;</text:p>
      <text:p text:style-name="P1"/>
      <text:p text:style-name="P1">Original code and method by: Miron B Kursa, https://m2.icm.edu.pl/boruta/</text:p>
      <text:p text:style-name="P1"/>
      <text:p text:style-name="P1">License: BSD 3 clause</text:p>
      <text:p text:style-name="P1">"""</text:p>
      <text:p text:style-name="P1"/>
      <text:p text:style-name="P1">from __future__ import print_function, division</text:p>
      <text:p text:style-name="P1">import numpy as np</text:p>
      <text:p text:style-name="P1">import scipy as sp</text:p>
      <text:p text:style-name="P1">from sklearn.utils import check_random_state, check_X_y</text:p>
      <text:p text:style-name="P1">from sklearn.base import TransformerMixin, BaseEstimator</text:p>
      <text:p text:style-name="P1"/>
      <text:p text:style-name="P1"/>
      <text:p text:style-name="P1">class BorutaPy(BaseEstimator, TransformerMixin):</text:p>
      <text:p text:style-name="P1"><text:s text:c="4"/>"""</text:p>
      <text:p text:style-name="P1"><text:s text:c="4"/>Improved Python implementation of the Boruta R package.</text:p>
      <text:p text:style-name="P1"/>
      <text:p text:style-name="P1"><text:s text:c="4"/>The improvements of this implementation include:</text:p>
      <text:p text:style-name="P1"><text:s text:c="4"/>- Faster run times:</text:p>
      <text:p text:style-name="P1"><text:s text:c="8"/>Thanks to scikit-learn's fast implementation of the ensemble methods.</text:p>
      <text:p text:style-name="P1"><text:s text:c="4"/>- Scikit-learn like interface:</text:p>
      <text:p text:style-name="P1"><text:s text:c="8"/>Use BorutaPy just like any other scikit learner: fit, fit_transform and</text:p>
      <text:p text:style-name="P1"><text:s text:c="8"/>transform are all implemented in a similar fashion.</text:p>
      <text:p text:style-name="P1"><text:s text:c="4"/>- Modularity:</text:p>
      <text:p text:style-name="P1"><text:s text:c="8"/>Any ensemble method could be used: random forest, extra trees</text:p>
      <text:p text:style-name="P1"><text:s text:c="8"/>classifier, even gradient boosted trees.</text:p>
      <text:p text:style-name="P1"><text:s text:c="4"/>- Two step correction:</text:p>
      <text:p text:style-name="P1"><text:s text:c="8"/>The original Boruta code corrects for multiple testing in an overly</text:p>
      <text:p text:style-name="P1"><text:s text:c="8"/>conservative way. In this implementation, the Benjamini Hochberg FDR is</text:p>
      <text:p text:style-name="P1"><text:s text:c="8"/>used to correct in each iteration across active features. This means</text:p>
      <text:p text:style-name="P1"><text:s text:c="8"/>only those features are included in the correction which are still in</text:p>
      <text:p text:style-name="P1"><text:s text:c="8"/>the selection process. Following this, each that passed goes through a</text:p>
      <text:p text:style-name="P1"><text:s text:c="8"/>regular Bonferroni correction to check for the repeated testing over</text:p>
      <text:p text:style-name="P1"><text:s text:c="8"/>the iterations.</text:p>
      <text:p text:style-name="P1"><text:s text:c="4"/>- Percentile:</text:p>
      <text:p text:style-name="P1"><text:s text:c="8"/>Instead of using the max values of the shadow features the user can</text:p>
      <text:p text:style-name="P1"><text:s text:c="8"/>specify which percentile to use. This gives a finer control over this</text:p>
      <text:p text:style-name="P1"><text:s text:c="8"/>crucial parameter. For more info, please read about the perc parameter.</text:p>
      <text:p text:style-name="P1"><text:s text:c="4"/>- Automatic tree number:</text:p>
      <text:p text:style-name="P1"><text:s text:c="8"/>Setting the n_estimator to 'auto' will calculate the number of trees</text:p>
      <text:p text:style-name="P1"><text:s text:c="8"/>in each itartion based on the number of features under investigation.</text:p>
      <text:p text:style-name="P1"><text:s text:c="8"/>This way more trees are used when the training data has many feautres</text:p>
      <text:p text:style-name="P1"><text:soft-page-break/><text:s text:c="8"/>and less when most of the features have been rejected.</text:p>
      <text:p text:style-name="P1"><text:s text:c="4"/>- Ranking of features:</text:p>
      <text:p text:style-name="P1"><text:s text:c="8"/>After fitting BorutaPy it provides the user with ranking of features.</text:p>
      <text:p text:style-name="P1"><text:s text:c="8"/>Confirmed ones are 1, Tentatives are 2, and the rejected are ranked</text:p>
      <text:p text:style-name="P1"><text:s text:c="8"/>starting from 3, based on their feautre importance history through</text:p>
      <text:p text:style-name="P1"><text:s text:c="8"/>the iterations.</text:p>
      <text:p text:style-name="P1"/>
      <text:p text:style-name="P1"><text:s text:c="4"/>We highly recommend using pruned trees with a depth between 3-7.</text:p>
      <text:p text:style-name="P1"/>
      <text:p text:style-name="P1"><text:s text:c="4"/>For more, see the docs of these functions, and the examples below.</text:p>
      <text:p text:style-name="P1"/>
      <text:p text:style-name="P1"><text:s text:c="4"/>Original code and method by: Miron B Kursa, https://m2.icm.edu.pl/boruta/</text:p>
      <text:p text:style-name="P1"/>
      <text:p text:style-name="P1"><text:s text:c="4"/>Boruta is an all relevant feature selection method, while most other are</text:p>
      <text:p text:style-name="P1"><text:s text:c="4"/>minimal optimal; this means it tries to find all features carrying</text:p>
      <text:p text:style-name="P1"><text:s text:c="4"/>information usable for prediction, rather than finding a possibly compact</text:p>
      <text:p text:style-name="P1"><text:s text:c="4"/>subset of features on which some classifier has a minimal error.</text:p>
      <text:p text:style-name="P1"/>
      <text:p text:style-name="P1"><text:s text:c="4"/>Why bother with all relevant feature selection?</text:p>
      <text:p text:style-name="P1"><text:s text:c="4"/>When you try to understand the phenomenon that made your data, you should</text:p>
      <text:p text:style-name="P1"><text:s text:c="4"/>care about all factors that contribute to it, not just the bluntest signs</text:p>
      <text:p text:style-name="P1"><text:s text:c="4"/>of it in context of your methodology (yes, minimal optimal set of features</text:p>
      <text:p text:style-name="P1"><text:s text:c="4"/>by definition depends on your classifier choice).</text:p>
      <text:p text:style-name="P1"/>
      <text:p text:style-name="P1"><text:s text:c="4"/>Parameters</text:p>
      <text:p text:style-name="P1"><text:s text:c="4"/>----------</text:p>
      <text:p text:style-name="P1"/>
      <text:p text:style-name="P1"><text:s text:c="4"/>estimator : object</text:p>
      <text:p text:style-name="P1"><text:s text:c="8"/>A supervised learning estimator, with a 'fit' method that returns the</text:p>
      <text:p text:style-name="P1"><text:s text:c="8"/>feature_importances_ attribute. Important features must correspond to</text:p>
      <text:p text:style-name="P1"><text:s text:c="8"/>high absolute values in the feature_importances_.</text:p>
      <text:p text:style-name="P1"/>
      <text:p text:style-name="P1"><text:s text:c="4"/>n_estimators : int or string, default = 1000</text:p>
      <text:p text:style-name="P1"><text:s text:c="8"/>If int sets the number of estimators in the chosen ensemble method.</text:p>
      <text:p text:style-name="P1"><text:s text:c="8"/>If 'auto' this is determined automatically based on the size of the</text:p>
      <text:p text:style-name="P1"><text:s text:c="8"/>dataset. The other parameters of the used estimators need to be set</text:p>
      <text:p text:style-name="P1"><text:s text:c="8"/>with initialisation.</text:p>
      <text:p text:style-name="P1"/>
      <text:p text:style-name="P1"><text:s text:c="4"/>perc : int, default = 100</text:p>
      <text:p text:style-name="P1"><text:s text:c="8"/>Instead of the max we use the percentile defined by the user, to pick</text:p>
      <text:p text:style-name="P1"><text:s text:c="8"/>our threshold for comparison between shadow and real features. The max</text:p>
      <text:p text:style-name="P1"><text:s text:c="8"/>tend to be too stringent. This provides a finer control over this. The</text:p>
      <text:p text:style-name="P1"><text:s text:c="8"/>lower perc is the more false positives will be picked as relevant but</text:p>
      <text:p text:style-name="P1"><text:s text:c="8"/>also the less relevant features will be left out. The usual trade-off.</text:p>
      <text:p text:style-name="P1"><text:s text:c="8"/>The default is essentially the vanilla Boruta corresponding to the max.</text:p>
      <text:p text:style-name="P1"/>
      <text:p text:style-name="P1"><text:s text:c="4"/>alpha : float, default = 0.05</text:p>
      <text:p text:style-name="P1"><text:s text:c="8"/>Level at which the corrected p-values will get rejected in both</text:p>
      <text:p text:style-name="P1"><text:s text:c="8"/>correction steps.</text:p>
      <text:p text:style-name="P1"><text:soft-page-break/></text:p>
      <text:p text:style-name="P1"><text:s text:c="4"/>two_step : Boolean, default = True</text:p>
      <text:p text:style-name="P1"><text:s text:c="8"/>If you want to use the original implementation of Boruta with Bonferroni</text:p>
      <text:p text:style-name="P1"><text:s text:c="8"/>correction only set this to False.</text:p>
      <text:p text:style-name="P1"/>
      <text:p text:style-name="P1"><text:s text:c="4"/>max_iter : int, default = 100</text:p>
      <text:p text:style-name="P1"><text:s text:c="8"/>The number of maximum iterations to perform.</text:p>
      <text:p text:style-name="P1"/>
      <text:p text:style-name="P1"><text:s text:c="4"/>random_state : int, RandomState instance or None; default=None</text:p>
      <text:p text:style-name="P1"><text:s text:c="8"/>If int, random_state is the seed used by the random number generator;</text:p>
      <text:p text:style-name="P1"><text:s text:c="8"/>If RandomState instance, random_state is the random number generator;</text:p>
      <text:p text:style-name="P1"><text:s text:c="8"/>If None, the random number generator is the RandomState instance used</text:p>
      <text:p text:style-name="P1"><text:s text:c="8"/>by `np.random`.</text:p>
      <text:p text:style-name="P1"/>
      <text:p text:style-name="P1"><text:s text:c="4"/>verbose : int, default=0</text:p>
      <text:p text:style-name="P1"><text:s text:c="8"/>Controls verbosity of output:</text:p>
      <text:p text:style-name="P1"><text:s text:c="8"/>- 0: no output</text:p>
      <text:p text:style-name="P1"><text:s text:c="8"/>- 1: displays iteration number</text:p>
      <text:p text:style-name="P1"><text:s text:c="8"/>- 2: which features have been selected already</text:p>
      <text:p text:style-name="P1"/>
      <text:p text:style-name="P1"><text:s text:c="4"/>Attributes</text:p>
      <text:p text:style-name="P1"><text:s text:c="4"/>----------</text:p>
      <text:p text:style-name="P1"/>
      <text:p text:style-name="P1"><text:s text:c="4"/>n_features_ : int</text:p>
      <text:p text:style-name="P1"><text:s text:c="8"/>The number of selected features.</text:p>
      <text:p text:style-name="P1"/>
      <text:p text:style-name="P1"><text:s text:c="4"/>support_ : array of shape [n_features]</text:p>
      <text:p text:style-name="P1"/>
      <text:p text:style-name="P1"><text:s text:c="8"/>The mask of selected features - only confirmed ones are True.</text:p>
      <text:p text:style-name="P1"/>
      <text:p text:style-name="P1"><text:s text:c="4"/>support_weak_ : array of shape [n_features]</text:p>
      <text:p text:style-name="P1"/>
      <text:p text:style-name="P1"><text:s text:c="8"/>The mask of selected tentative features, which haven't gained enough</text:p>
      <text:p text:style-name="P1"><text:s text:c="8"/>support during the max_iter number of iterations..</text:p>
      <text:p text:style-name="P1"/>
      <text:p text:style-name="P1"><text:s text:c="4"/>ranking_ : array of shape [n_features]</text:p>
      <text:p text:style-name="P1"/>
      <text:p text:style-name="P1"><text:s text:c="8"/>The feature ranking, such that ``ranking_[i]`` corresponds to the</text:p>
      <text:p text:style-name="P1"><text:s text:c="8"/>ranking position of the i-th feature. Selected (i.e., estimated</text:p>
      <text:p text:style-name="P1"><text:s text:c="8"/>best) features are assigned rank 1 and tentative features are assigned</text:p>
      <text:p text:style-name="P1"><text:s text:c="8"/>rank 2.</text:p>
      <text:p text:style-name="P1"/>
      <text:p text:style-name="P1"><text:s text:c="4"/>Examples</text:p>
      <text:p text:style-name="P1"><text:s text:c="4"/>--------</text:p>
      <text:p text:style-name="P1"><text:s text:c="4"/></text:p>
      <text:p text:style-name="P1"><text:s text:c="4"/>import pandas as pd</text:p>
      <text:p text:style-name="P1"><text:s text:c="4"/>from sklearn.ensemble import RandomForestClassifier</text:p>
      <text:p text:style-name="P1"><text:s text:c="4"/>from boruta import BorutaPy</text:p>
      <text:p text:style-name="P1"><text:s text:c="4"/></text:p>
      <text:p text:style-name="P1"><text:soft-page-break/><text:s text:c="4"/># load X and y</text:p>
      <text:p text:style-name="P1"><text:s text:c="4"/># NOTE BorutaPy accepts numpy arrays only, hence the .values attribute</text:p>
      <text:p text:style-name="P1"><text:s text:c="4"/>X = pd.read_csv('examples/test_X.csv', index_col=0).values</text:p>
      <text:p text:style-name="P1"><text:s text:c="4"/>y = pd.read_csv('examples/test_y.csv', header=None, index_col=0).values</text:p>
      <text:p text:style-name="P1"><text:s text:c="4"/>y = y.ravel()</text:p>
      <text:p text:style-name="P1"><text:s text:c="4"/></text:p>
      <text:p text:style-name="P1"><text:s text:c="4"/># define random forest classifier, with utilising all cores and</text:p>
      <text:p text:style-name="P1"><text:s text:c="4"/># sampling in proportion to y labels</text:p>
      <text:p text:style-name="P1"><text:s text:c="4"/>rf = RandomForestClassifier(n_jobs=-1, class_weight='balanced', max_depth=5)</text:p>
      <text:p text:style-name="P1"><text:s text:c="4"/></text:p>
      <text:p text:style-name="P1"><text:s text:c="4"/># define Boruta feature selection method</text:p>
      <text:p text:style-name="P1"><text:s text:c="4"/>feat_selector = BorutaPy(rf, n_estimators='auto', verbose=2, random_state=1)</text:p>
      <text:p text:style-name="P1"><text:s text:c="4"/></text:p>
      <text:p text:style-name="P1"><text:s text:c="4"/># find all relevant features - 5 features should be selected</text:p>
      <text:p text:style-name="P1"><text:s text:c="4"/>feat_selector.fit(X, y)</text:p>
      <text:p text:style-name="P1"><text:s text:c="4"/></text:p>
      <text:p text:style-name="P1"><text:s text:c="4"/># check selected features - first 5 features are selected</text:p>
      <text:p text:style-name="P1"><text:s text:c="4"/>feat_selector.support_</text:p>
      <text:p text:style-name="P1"><text:s text:c="4"/></text:p>
      <text:p text:style-name="P1"><text:s text:c="4"/># check ranking of features</text:p>
      <text:p text:style-name="P1"><text:s text:c="4"/>feat_selector.ranking_</text:p>
      <text:p text:style-name="P1"><text:s text:c="4"/></text:p>
      <text:p text:style-name="P1"><text:s text:c="4"/># call transform() on X to filter it down to selected features</text:p>
      <text:p text:style-name="P1"><text:s text:c="4"/>X_filtered = feat_selector.transform(X)</text:p>
      <text:p text:style-name="P1"/>
      <text:p text:style-name="P1"><text:s text:c="4"/>References</text:p>
      <text:p text:style-name="P1"><text:s text:c="4"/>----------</text:p>
      <text:p text:style-name="P1"/>
      <text:p text:style-name="P1"><text:s text:c="4"/>[1] Kursa M., Rudnicki W., "Feature Selection with the Boruta Package"</text:p>
      <text:p text:style-name="P1"><text:s text:c="8"/>Journal of Statistical Software, Vol. 36, Issue 11, Sep 2010</text:p>
      <text:p text:style-name="P1"><text:s text:c="4"/>"""</text:p>
      <text:p text:style-name="P1"/>
      <text:p text:style-name="P1"><text:s text:c="4"/>def __init__(self, estimator, n_estimators=1000, perc=100, alpha=0.05,</text:p>
      <text:p text:style-name="P1"><text:s text:c="17"/>two_step=True, max_iter=100, random_state=None, verbose=0):</text:p>
      <text:p text:style-name="P1"><text:s text:c="8"/>self.estimator = estimator</text:p>
      <text:p text:style-name="P1"><text:s text:c="8"/>self.n_estimators = n_estimators</text:p>
      <text:p text:style-name="P1"><text:s text:c="8"/>self.perc = perc</text:p>
      <text:p text:style-name="P1"><text:s text:c="8"/>self.alpha = alpha</text:p>
      <text:p text:style-name="P1"><text:s text:c="8"/>self.two_step = two_step</text:p>
      <text:p text:style-name="P1"><text:s text:c="8"/>self.max_iter = max_iter</text:p>
      <text:p text:style-name="P1"><text:s text:c="8"/>self.random_state = random_state</text:p>
      <text:p text:style-name="P1"><text:s text:c="8"/>self.verbose = verbose</text:p>
      <text:p text:style-name="P1"/>
      <text:p text:style-name="P1"><text:s text:c="4"/>def fit(self, X, y):</text:p>
      <text:p text:style-name="P1"><text:s text:c="8"/>"""</text:p>
      <text:p text:style-name="P1"><text:s text:c="8"/>Fits the Boruta feature selection with the provided estimator.</text:p>
      <text:p text:style-name="P1"/>
      <text:p text:style-name="P1"><text:s text:c="8"/>Parameters</text:p>
      <text:p text:style-name="P1"><text:s text:c="8"/>----------</text:p>
      <text:p text:style-name="P1"><text:soft-page-break/><text:s text:c="8"/>X : array-like, shape = [n_samples, n_features]</text:p>
      <text:p text:style-name="P1"><text:s text:c="12"/>The training input samples.</text:p>
      <text:p text:style-name="P1"/>
      <text:p text:style-name="P1"><text:s text:c="8"/>y : array-like, shape = [n_samples]</text:p>
      <text:p text:style-name="P1"><text:s text:c="12"/>The target values.</text:p>
      <text:p text:style-name="P1"><text:s text:c="8"/>"""</text:p>
      <text:p text:style-name="P1"/>
      <text:p text:style-name="P1"><text:s text:c="8"/>return self._fit(X, y)</text:p>
      <text:p text:style-name="P1"/>
      <text:p text:style-name="P1"><text:s text:c="4"/>def transform(self, X, weak=False):</text:p>
      <text:p text:style-name="P1"><text:s text:c="8"/>"""</text:p>
      <text:p text:style-name="P1"><text:s text:c="8"/>Reduces the input X to the features selected by Boruta.</text:p>
      <text:p text:style-name="P1"/>
      <text:p text:style-name="P1"><text:s text:c="8"/>Parameters</text:p>
      <text:p text:style-name="P1"><text:s text:c="8"/>----------</text:p>
      <text:p text:style-name="P1"><text:s text:c="8"/>X : array-like, shape = [n_samples, n_features]</text:p>
      <text:p text:style-name="P1"><text:s text:c="12"/>The training input samples.</text:p>
      <text:p text:style-name="P1"/>
      <text:p text:style-name="P1"><text:s text:c="8"/>weak: boolean, default = False</text:p>
      <text:p text:style-name="P1"><text:s text:c="12"/>If set to true, the tentative features are also used to reduce X.</text:p>
      <text:p text:style-name="P1"/>
      <text:p text:style-name="P1"><text:s text:c="8"/>Returns</text:p>
      <text:p text:style-name="P1"><text:s text:c="8"/>-------</text:p>
      <text:p text:style-name="P1"><text:s text:c="8"/>X : array-like, shape = [n_samples, n_features_]</text:p>
      <text:p text:style-name="P1"><text:s text:c="12"/>The input matrix X's columns are reduced to the features which were</text:p>
      <text:p text:style-name="P1"><text:s text:c="12"/>selected by Boruta.</text:p>
      <text:p text:style-name="P1"><text:s text:c="8"/>"""</text:p>
      <text:p text:style-name="P1"/>
      <text:p text:style-name="P1"><text:s text:c="8"/>return self._transform(X, weak)</text:p>
      <text:p text:style-name="P1"/>
      <text:p text:style-name="P1"><text:s text:c="4"/>def fit_transform(self, X, y, weak=False):</text:p>
      <text:p text:style-name="P1"><text:s text:c="8"/>"""</text:p>
      <text:p text:style-name="P1"><text:s text:c="8"/>Fits Boruta, then reduces the input X to the selected features.</text:p>
      <text:p text:style-name="P1"/>
      <text:p text:style-name="P1"><text:s text:c="8"/>Parameters</text:p>
      <text:p text:style-name="P1"><text:s text:c="8"/>----------</text:p>
      <text:p text:style-name="P1"><text:s text:c="8"/>X : array-like, shape = [n_samples, n_features]</text:p>
      <text:p text:style-name="P1"><text:s text:c="12"/>The training input samples.</text:p>
      <text:p text:style-name="P1"/>
      <text:p text:style-name="P1"><text:s text:c="8"/>y : array-like, shape = [n_samples]</text:p>
      <text:p text:style-name="P1"><text:s text:c="12"/>The target values.</text:p>
      <text:p text:style-name="P1"/>
      <text:p text:style-name="P1"><text:s text:c="8"/>weak: boolean, default = False</text:p>
      <text:p text:style-name="P1"><text:s text:c="12"/>If set to true, the tentative features are also used to reduce X.</text:p>
      <text:p text:style-name="P1"/>
      <text:p text:style-name="P1"><text:s text:c="8"/>Returns</text:p>
      <text:p text:style-name="P1"><text:s text:c="8"/>-------</text:p>
      <text:p text:style-name="P1"><text:s text:c="8"/>X : array-like, shape = [n_samples, n_features_]</text:p>
      <text:p text:style-name="P1"><text:s text:c="12"/>The input matrix X's columns are reduced to the features which were</text:p>
      <text:p text:style-name="P1"><text:soft-page-break/><text:s text:c="12"/>selected by Boruta.</text:p>
      <text:p text:style-name="P1"><text:s text:c="8"/>"""</text:p>
      <text:p text:style-name="P1"/>
      <text:p text:style-name="P1"><text:s text:c="8"/>self._fit(X, y)</text:p>
      <text:p text:style-name="P1"><text:s text:c="8"/>return self._transform(X, weak)</text:p>
      <text:p text:style-name="P1"/>
      <text:p text:style-name="P1"><text:s text:c="4"/>def _fit(self, X, y):</text:p>
      <text:p text:style-name="P1"><text:s text:c="8"/># check input params</text:p>
      <text:p text:style-name="P1"><text:s text:c="8"/>self._check_params(X, y)</text:p>
      <text:p text:style-name="P1"><text:s text:c="8"/>self.random_state = check_random_state(self.random_state)</text:p>
      <text:p text:style-name="P1"><text:s text:c="8"/># setup variables for Boruta</text:p>
      <text:p text:style-name="P1"><text:s text:c="8"/>n_sample, n_feat = X.shape</text:p>
      <text:p text:style-name="P1"><text:s text:c="8"/>_iter = 1</text:p>
      <text:p text:style-name="P1"><text:s text:c="8"/># holds the decision about each feature:</text:p>
      <text:p text:style-name="P1"><text:s text:c="8"/># 0 <text:s/>- default state = tentative in original code</text:p>
      <text:p text:style-name="P1"><text:s text:c="8"/># 1 <text:s/>- accepted in original code</text:p>
      <text:p text:style-name="P1"><text:s text:c="8"/># -1 - rejected in original code</text:p>
      <text:p text:style-name="P1"><text:s text:c="8"/>dec_reg = np.zeros(n_feat, dtype=np.int)</text:p>
      <text:p text:style-name="P1"><text:s text:c="8"/># counts how many times a given feature was more important than</text:p>
      <text:p text:style-name="P1"><text:s text:c="8"/># the best of the shadow features</text:p>
      <text:p text:style-name="P1"><text:s text:c="8"/>hit_reg = np.zeros(n_feat, dtype=np.int)</text:p>
      <text:p text:style-name="P1"><text:s text:c="8"/># these record the history of the iterations</text:p>
      <text:p text:style-name="P1"><text:s text:c="8"/>imp_history = np.zeros(n_feat, dtype=np.float)</text:p>
      <text:p text:style-name="P1"><text:s text:c="8"/>sha_max_history = []</text:p>
      <text:p text:style-name="P1"/>
      <text:p text:style-name="P1"><text:s text:c="8"/># set n_estimators</text:p>
      <text:p text:style-name="P1"><text:s text:c="8"/>if self.n_estimators != 'auto':</text:p>
      <text:p text:style-name="P1"><text:s text:c="12"/>self.estimator.set_params(n_estimators=self.n_estimators)</text:p>
      <text:p text:style-name="P1"/>
      <text:p text:style-name="P1"><text:s text:c="8"/># main feature selection loop</text:p>
      <text:p text:style-name="P1"><text:s text:c="8"/>while np.any(dec_reg == 0) and _iter &lt; self.max_iter:</text:p>
      <text:p text:style-name="P1"><text:s text:c="12"/># find optimal number of trees and depth</text:p>
      <text:p text:style-name="P1"><text:s text:c="12"/>if self.n_estimators == 'auto':</text:p>
      <text:p text:style-name="P1"><text:s text:c="16"/># number of features that aren't rejected</text:p>
      <text:p text:style-name="P1"><text:s text:c="16"/>not_rejected = np.where(dec_reg &gt;= 0)[0].shape[0]</text:p>
      <text:p text:style-name="P1"><text:s text:c="16"/>n_tree = self._get_tree_num(not_rejected)</text:p>
      <text:p text:style-name="P1"><text:s text:c="16"/>self.estimator.set_params(n_estimators=n_tree)</text:p>
      <text:p text:style-name="P1"/>
      <text:p text:style-name="P1"><text:s text:c="12"/># make sure we start with a new tree in each iteration</text:p>
      <text:p text:style-name="P1"><text:s text:c="12"/>self.estimator.set_params(random_state=self.random_state)</text:p>
      <text:p text:style-name="P1"/>
      <text:p text:style-name="P1"><text:s text:c="12"/># add shadow attributes, shuffle them and train estimator, get imps</text:p>
      <text:p text:style-name="P1"><text:s text:c="12"/>cur_imp = self._add_shadows_get_imps(X, y, dec_reg)</text:p>
      <text:p text:style-name="P1"/>
      <text:p text:style-name="P1"><text:s text:c="12"/># get the threshold of shadow importances we will use for rejection</text:p>
      <text:p text:style-name="P1"><text:s text:c="12"/>imp_sha_max = np.percentile(cur_imp[1], self.perc)</text:p>
      <text:p text:style-name="P1"/>
      <text:p text:style-name="P1"><text:s text:c="12"/># record importance history</text:p>
      <text:p text:style-name="P1"><text:s text:c="12"/>sha_max_history.append(imp_sha_max)</text:p>
      <text:p text:style-name="P1"><text:soft-page-break/><text:s text:c="12"/>imp_history = np.vstack((imp_history, cur_imp[0]))</text:p>
      <text:p text:style-name="P1"/>
      <text:p text:style-name="P1"><text:s text:c="12"/># register which feature is more imp than the max of shadows</text:p>
      <text:p text:style-name="P1"><text:s text:c="12"/>hit_reg = self._assign_hits(hit_reg, cur_imp, imp_sha_max)</text:p>
      <text:p text:style-name="P1"/>
      <text:p text:style-name="P1"><text:s text:c="12"/># based on hit_reg we check if a feature is doing better than</text:p>
      <text:p text:style-name="P1"><text:s text:c="12"/># expected by chance</text:p>
      <text:p text:style-name="P1"><text:s text:c="12"/>dec_reg = self._do_tests(dec_reg, hit_reg, _iter)</text:p>
      <text:p text:style-name="P1"/>
      <text:p text:style-name="P1"><text:s text:c="12"/># print out confirmed features</text:p>
      <text:p text:style-name="P1"><text:s text:c="12"/>if self.verbose &gt; 0 and _iter &lt; self.max_iter:</text:p>
      <text:p text:style-name="P1"><text:s text:c="16"/>self._print_results(dec_reg, _iter, 0)</text:p>
      <text:p text:style-name="P1"><text:s text:c="12"/>if _iter &lt; self.max_iter:</text:p>
      <text:p text:style-name="P1"><text:s text:c="16"/>_iter += 1</text:p>
      <text:p text:style-name="P1"/>
      <text:p text:style-name="P1"><text:s text:c="8"/># we automatically apply R package's rough fix for tentative ones</text:p>
      <text:p text:style-name="P1"><text:s text:c="8"/>confirmed = np.where(dec_reg == 1)[0]</text:p>
      <text:p text:style-name="P1"><text:s text:c="8"/>tentative = np.where(dec_reg == 0)[0]</text:p>
      <text:p text:style-name="P1"><text:s text:c="8"/># ignore the first row of zeros</text:p>
      <text:p text:style-name="P1"><text:s text:c="8"/>tentative_median = np.median(imp_history[1:, tentative], axis=0)</text:p>
      <text:p text:style-name="P1"><text:s text:c="8"/># which tentative to keep</text:p>
      <text:p text:style-name="P1"><text:s text:c="8"/>tentative_confirmed = np.where(tentative_median</text:p>
      <text:p text:style-name="P1"><text:s text:c="39"/>&gt; np.median(sha_max_history))[0]</text:p>
      <text:p text:style-name="P1"><text:s text:c="8"/>tentative = tentative[tentative_confirmed]</text:p>
      <text:p text:style-name="P1"/>
      <text:p text:style-name="P1"><text:s text:c="8"/># basic result variables</text:p>
      <text:p text:style-name="P1"><text:s text:c="8"/>self.n_features_ = confirmed.shape[0]</text:p>
      <text:p text:style-name="P1"><text:s text:c="8"/>self.support_ = np.zeros(n_feat, dtype=np.bool)</text:p>
      <text:p text:style-name="P1"><text:s text:c="8"/>self.support_[confirmed] = 1</text:p>
      <text:p text:style-name="P1"><text:s text:c="8"/>self.support_weak_ = np.zeros(n_feat, dtype=np.bool)</text:p>
      <text:p text:style-name="P1"><text:s text:c="8"/>self.support_weak_[tentative] = 1</text:p>
      <text:p text:style-name="P1"/>
      <text:p text:style-name="P1"><text:s text:c="8"/># ranking, confirmed variables are rank 1</text:p>
      <text:p text:style-name="P1"><text:s text:c="8"/>self.ranking_ = np.ones(n_feat, dtype=np.int)</text:p>
      <text:p text:style-name="P1"><text:s text:c="8"/># tentative variables are rank 2</text:p>
      <text:p text:style-name="P1"><text:s text:c="8"/>self.ranking_[tentative] = 2</text:p>
      <text:p text:style-name="P1"><text:s text:c="8"/># selected = confirmed and tentative</text:p>
      <text:p text:style-name="P1"><text:s text:c="8"/>selected = np.hstack((confirmed, tentative))</text:p>
      <text:p text:style-name="P1"><text:s text:c="8"/># all rejected features are sorted by importance history</text:p>
      <text:p text:style-name="P1"><text:s text:c="8"/>not_selected = np.setdiff1d(np.arange(n_feat), selected)</text:p>
      <text:p text:style-name="P1"><text:s text:c="8"/># large importance values should rank higher = lower ranks -&gt; *(-1)</text:p>
      <text:p text:style-name="P1"><text:s text:c="8"/>imp_history_rejected = imp_history[1:, not_selected] * -1</text:p>
      <text:p text:style-name="P1"/>
      <text:p text:style-name="P1"><text:s text:c="8"/># update rank for not_selected features</text:p>
      <text:p text:style-name="P1"><text:s text:c="8"/>if not_selected.shape[0] &gt; 0:</text:p>
      <text:p text:style-name="P1"><text:s text:c="16"/># calculate ranks in each iteration, then median of ranks across feats</text:p>
      <text:p text:style-name="P1"><text:s text:c="16"/>iter_ranks = self._nanrankdata(imp_history_rejected, axis=1)</text:p>
      <text:p text:style-name="P1"><text:s text:c="16"/>rank_medians = np.nanmedian(iter_ranks, axis=0)</text:p>
      <text:p text:style-name="P1"><text:s text:c="16"/>ranks = self._nanrankdata(rank_medians, axis=0)</text:p>
      <text:p text:style-name="P1"><text:soft-page-break/></text:p>
      <text:p text:style-name="P1"><text:s text:c="16"/># set smallest rank to 3 if there are tentative feats</text:p>
      <text:p text:style-name="P1"><text:s text:c="16"/>if tentative.shape[0] &gt; 0:</text:p>
      <text:p text:style-name="P1"><text:s text:c="20"/>ranks = ranks - np.min(ranks) + 3</text:p>
      <text:p text:style-name="P1"><text:s text:c="16"/>else:</text:p>
      <text:p text:style-name="P1"><text:s text:c="20"/># and 2 otherwise</text:p>
      <text:p text:style-name="P1"><text:s text:c="20"/>ranks = ranks - np.min(ranks) + 2</text:p>
      <text:p text:style-name="P1"><text:s text:c="16"/>self.ranking_[not_selected] = ranks</text:p>
      <text:p text:style-name="P1"><text:s text:c="8"/>else:</text:p>
      <text:p text:style-name="P1"><text:s text:c="12"/># all are selected, thus we set feature supports to True</text:p>
      <text:p text:style-name="P1"><text:s text:c="12"/>self.support_ = np.ones(n_feat, dtype=np.bool)</text:p>
      <text:p text:style-name="P1"/>
      <text:p text:style-name="P1"><text:s text:c="8"/># notify user</text:p>
      <text:p text:style-name="P1"><text:s text:c="8"/>if self.verbose &gt; 0:</text:p>
      <text:p text:style-name="P1"><text:s text:c="12"/>self._print_results(dec_reg, _iter, 1)</text:p>
      <text:p text:style-name="P1"><text:s text:c="8"/>return self</text:p>
      <text:p text:style-name="P1"/>
      <text:p text:style-name="P1"><text:s text:c="4"/>def _transform(self, X, weak=False):</text:p>
      <text:p text:style-name="P1"><text:s text:c="8"/># sanity check</text:p>
      <text:p text:style-name="P1"><text:s text:c="8"/>try:</text:p>
      <text:p text:style-name="P1"><text:s text:c="12"/>self.ranking_</text:p>
      <text:p text:style-name="P1"><text:s text:c="8"/>except AttributeError:</text:p>
      <text:p text:style-name="P1"><text:s text:c="12"/>raise ValueError('You need to call the fit(X, y) method first.')</text:p>
      <text:p text:style-name="P1"/>
      <text:p text:style-name="P1"><text:s text:c="8"/>if weak:</text:p>
      <text:p text:style-name="P1"><text:s text:c="12"/>X = X[:, self.support_ + self.support_weak_]</text:p>
      <text:p text:style-name="P1"><text:s text:c="8"/>else:</text:p>
      <text:p text:style-name="P1"><text:s text:c="12"/>X = X[:, self.support_]</text:p>
      <text:p text:style-name="P1"><text:s text:c="8"/>return X</text:p>
      <text:p text:style-name="P1"/>
      <text:p text:style-name="P1"><text:s text:c="4"/>def _get_tree_num(self, n_feat):</text:p>
      <text:p text:style-name="P1"><text:s text:c="8"/>depth = self.estimator.get_params()['max_depth']</text:p>
      <text:p text:style-name="P1"><text:s text:c="8"/>if depth == None:</text:p>
      <text:p text:style-name="P1"><text:s text:c="12"/>depth = 10</text:p>
      <text:p text:style-name="P1"><text:s text:c="8"/># how many times a feature should be considered on average</text:p>
      <text:p text:style-name="P1"><text:s text:c="8"/>f_repr = 100</text:p>
      <text:p text:style-name="P1"><text:s text:c="8"/># n_feat * 2 because the training matrix is extended with n shadow features</text:p>
      <text:p text:style-name="P1"><text:s text:c="8"/>multi = ((n_feat * 2) / (np.sqrt(n_feat * 2) * depth))</text:p>
      <text:p text:style-name="P1"><text:s text:c="8"/>n_estimators = int(multi * f_repr)</text:p>
      <text:p text:style-name="P1"><text:s text:c="8"/>return n_estimators</text:p>
      <text:p text:style-name="P1"/>
      <text:p text:style-name="P1"><text:s text:c="4"/>def _get_imp(self, X, y):</text:p>
      <text:p text:style-name="P1"><text:s text:c="8"/>try:</text:p>
      <text:p text:style-name="P1"><text:s text:c="12"/>self.estimator.fit(X, y)</text:p>
      <text:p text:style-name="P1"><text:s text:c="8"/>except Exception as e:</text:p>
      <text:p text:style-name="P1"><text:s text:c="12"/>raise ValueError('Please check your X and y variable. The provided'</text:p>
      <text:p text:style-name="P1"><text:s text:c="29"/>'estimator cannot be fitted to your data.\n' + str(e))</text:p>
      <text:p text:style-name="P1"><text:s text:c="8"/>try:</text:p>
      <text:p text:style-name="P1"><text:s text:c="12"/>imp = self.estimator.feature_importances_</text:p>
      <text:p text:style-name="P1"><text:soft-page-break/><text:s text:c="8"/>except Exception:</text:p>
      <text:p text:style-name="P1"><text:s text:c="12"/>raise ValueError('Only methods with feature_importance_ attribute '</text:p>
      <text:p text:style-name="P1"><text:s text:c="29"/>'are currently supported in BorutaPy.')</text:p>
      <text:p text:style-name="P1"><text:s text:c="8"/>return imp</text:p>
      <text:p text:style-name="P1"/>
      <text:p text:style-name="P1"><text:s text:c="4"/>def _get_shuffle(self, seq):</text:p>
      <text:p text:style-name="P1"><text:s text:c="8"/>self.random_state.shuffle(seq)</text:p>
      <text:p text:style-name="P1"><text:s text:c="8"/>return seq</text:p>
      <text:p text:style-name="P1"/>
      <text:p text:style-name="P1"><text:s text:c="4"/>def _add_shadows_get_imps(self, X, y, dec_reg):</text:p>
      <text:p text:style-name="P1"><text:s text:c="8"/># find features that are tentative still</text:p>
      <text:p text:style-name="P1"><text:s text:c="8"/>x_cur_ind = np.where(dec_reg &gt;= 0)[0]</text:p>
      <text:p text:style-name="P1"><text:s text:c="8"/>x_cur = np.copy(X[:, x_cur_ind])</text:p>
      <text:p text:style-name="P1"><text:s text:c="8"/>x_cur_w = x_cur.shape[1]</text:p>
      <text:p text:style-name="P1"><text:s text:c="8"/># deep copy the matrix for the shadow matrix</text:p>
      <text:p text:style-name="P1"><text:s text:c="8"/>x_sha = np.copy(x_cur)</text:p>
      <text:p text:style-name="P1"><text:s text:c="8"/># make sure there's at least 5 columns in the shadow matrix for</text:p>
      <text:p text:style-name="P1"><text:s text:c="8"/>while (x_sha.shape[1] &lt; 5):</text:p>
      <text:p text:style-name="P1"><text:s text:c="12"/>x_sha = np.hstack((x_sha, x_sha))</text:p>
      <text:p text:style-name="P1"><text:s text:c="8"/># shuffle xSha</text:p>
      <text:p text:style-name="P1"><text:s text:c="8"/>x_sha = np.apply_along_axis(self._get_shuffle, 0, x_sha)</text:p>
      <text:p text:style-name="P1"><text:s text:c="8"/># get importance of the merged matrix</text:p>
      <text:p text:style-name="P1"><text:s text:c="8"/>imp = self._get_imp(np.hstack((x_cur, x_sha)), y)</text:p>
      <text:p text:style-name="P1"><text:s text:c="8"/># separate importances of real and shadow features</text:p>
      <text:p text:style-name="P1"><text:s text:c="8"/>imp_sha = imp[x_cur_w:]</text:p>
      <text:p text:style-name="P1"><text:s text:c="8"/>imp_real = np.zeros(X.shape[1])</text:p>
      <text:p text:style-name="P1"><text:s text:c="8"/>imp_real[:] = np.nan</text:p>
      <text:p text:style-name="P1"><text:s text:c="8"/>imp_real[x_cur_ind] = imp[:x_cur_w]</text:p>
      <text:p text:style-name="P1"><text:s text:c="8"/>return imp_real, imp_sha</text:p>
      <text:p text:style-name="P1"/>
      <text:p text:style-name="P1"><text:s text:c="4"/>def _assign_hits(self, hit_reg, cur_imp, imp_sha_max):</text:p>
      <text:p text:style-name="P1"><text:s text:c="8"/># register hits for features that did better than the best of shadows</text:p>
      <text:p text:style-name="P1"><text:s text:c="8"/>cur_imp_no_nan = cur_imp[0]</text:p>
      <text:p text:style-name="P1"><text:s text:c="8"/>cur_imp_no_nan[np.isnan(cur_imp_no_nan)] = 0</text:p>
      <text:p text:style-name="P1"><text:s text:c="8"/>hits = np.where(cur_imp_no_nan &gt; imp_sha_max)[0]</text:p>
      <text:p text:style-name="P1"><text:s text:c="8"/>hit_reg[hits] += 1</text:p>
      <text:p text:style-name="P1"><text:s text:c="8"/>return hit_reg</text:p>
      <text:p text:style-name="P1"/>
      <text:p text:style-name="P1"><text:s text:c="4"/>def _do_tests(self, dec_reg, hit_reg, _iter):</text:p>
      <text:p text:style-name="P1"><text:s text:c="8"/>active_features = np.where(dec_reg &gt;= 0)[0]</text:p>
      <text:p text:style-name="P1"><text:s text:c="8"/>hits = hit_reg[active_features]</text:p>
      <text:p text:style-name="P1"><text:s text:c="8"/># get uncorrected p values based on hit_reg</text:p>
      <text:p text:style-name="P1"><text:s text:c="8"/>to_accept_ps = sp.stats.binom.sf(hits - 1, _iter, .5).flatten()</text:p>
      <text:p text:style-name="P1"><text:s text:c="8"/>to_reject_ps = sp.stats.binom.cdf(hits, _iter, .5).flatten()</text:p>
      <text:p text:style-name="P1"/>
      <text:p text:style-name="P1"><text:s text:c="8"/>if self.two_step:</text:p>
      <text:p text:style-name="P1"><text:s text:c="12"/># two step multicor process</text:p>
      <text:p text:style-name="P1"><text:s text:c="12"/># first we correct for testing several features in each round using FDR</text:p>
      <text:p text:style-name="P1"><text:s text:c="12"/>to_accept = self._fdrcorrection(to_accept_ps, alpha=self.alpha)[0]</text:p>
      <text:p text:style-name="P1"><text:soft-page-break/><text:s text:c="12"/>to_reject = self._fdrcorrection(to_reject_ps, alpha=self.alpha)[0]</text:p>
      <text:p text:style-name="P1"/>
      <text:p text:style-name="P1"><text:s text:c="12"/># second we correct for testing the same feature over and over again</text:p>
      <text:p text:style-name="P1"><text:s text:c="12"/># using bonferroni</text:p>
      <text:p text:style-name="P1"><text:s text:c="12"/>to_accept2 = to_accept_ps &lt;= self.alpha / float(_iter)</text:p>
      <text:p text:style-name="P1"><text:s text:c="12"/>to_reject2 = to_reject_ps &lt;= self.alpha / float(_iter)</text:p>
      <text:p text:style-name="P1"/>
      <text:p text:style-name="P1"><text:s text:c="12"/># combine the two multi corrections, and get indexes</text:p>
      <text:p text:style-name="P1"><text:s text:c="12"/>to_accept *= to_accept2</text:p>
      <text:p text:style-name="P1"><text:s text:c="12"/>to_reject *= to_reject2</text:p>
      <text:p text:style-name="P1"><text:s text:c="8"/>else:</text:p>
      <text:p text:style-name="P1"><text:s text:c="12"/># as in th original Boruta, we simply do bonferroni correction</text:p>
      <text:p text:style-name="P1"><text:s text:c="12"/># with the total n_feat in each iteration</text:p>
      <text:p text:style-name="P1"><text:s text:c="12"/>to_accept = to_accept_ps &lt;= self.alpha / float(len(dec_reg))</text:p>
      <text:p text:style-name="P1"><text:s text:c="12"/>to_reject = to_reject_ps &lt;= self.alpha / float(len(dec_reg))</text:p>
      <text:p text:style-name="P1"/>
      <text:p text:style-name="P1"><text:s text:c="8"/># find features which are 0 and have been rejected or accepted</text:p>
      <text:p text:style-name="P1"><text:s text:c="8"/>to_accept = np.where((dec_reg[active_features] == 0) * to_accept)[0]</text:p>
      <text:p text:style-name="P1"><text:s text:c="8"/>to_reject = np.where((dec_reg[active_features] == 0) * to_reject)[0]</text:p>
      <text:p text:style-name="P1"/>
      <text:p text:style-name="P1"><text:s text:c="8"/># updating dec_reg</text:p>
      <text:p text:style-name="P1"><text:s text:c="8"/>dec_reg[active_features[to_accept]] = 1</text:p>
      <text:p text:style-name="P1"><text:s text:c="8"/>dec_reg[active_features[to_reject]] = -1</text:p>
      <text:p text:style-name="P1"><text:s text:c="8"/>return dec_reg</text:p>
      <text:p text:style-name="P1"/>
      <text:p text:style-name="P1"><text:s text:c="4"/>def _fdrcorrection(self, pvals, alpha=0.05):</text:p>
      <text:p text:style-name="P1"><text:s text:c="8"/>"""</text:p>
      <text:p text:style-name="P1"><text:s text:c="8"/>Benjamini/Hochberg p-value correction for false discovery rate, from</text:p>
      <text:p text:style-name="P1"><text:s text:c="8"/>statsmodels package. Included here for decoupling dependency on statsmodels.</text:p>
      <text:p text:style-name="P1"/>
      <text:p text:style-name="P1"><text:s text:c="8"/>Parameters</text:p>
      <text:p text:style-name="P1"><text:s text:c="8"/>----------</text:p>
      <text:p text:style-name="P1"><text:s text:c="8"/>pvals : array_like</text:p>
      <text:p text:style-name="P1"><text:s text:c="12"/>set of p-values of the individual tests.</text:p>
      <text:p text:style-name="P1"><text:s text:c="8"/>alpha : float</text:p>
      <text:p text:style-name="P1"><text:s text:c="12"/>error rate</text:p>
      <text:p text:style-name="P1"/>
      <text:p text:style-name="P1"><text:s text:c="8"/>Returns</text:p>
      <text:p text:style-name="P1"><text:s text:c="8"/>-------</text:p>
      <text:p text:style-name="P1"><text:s text:c="8"/>rejected : array, bool</text:p>
      <text:p text:style-name="P1"><text:s text:c="12"/>True if a hypothesis is rejected, False if not</text:p>
      <text:p text:style-name="P1"><text:s text:c="8"/>pvalue-corrected : array</text:p>
      <text:p text:style-name="P1"><text:s text:c="12"/>pvalues adjusted for multiple hypothesis testing to limit FDR</text:p>
      <text:p text:style-name="P1"><text:s text:c="8"/>"""</text:p>
      <text:p text:style-name="P1"><text:s text:c="8"/>pvals = np.asarray(pvals)</text:p>
      <text:p text:style-name="P1"><text:s text:c="8"/>pvals_sortind = np.argsort(pvals)</text:p>
      <text:p text:style-name="P1"><text:s text:c="8"/>pvals_sorted = np.take(pvals, pvals_sortind)</text:p>
      <text:p text:style-name="P1"><text:s text:c="8"/>nobs = len(pvals_sorted)</text:p>
      <text:p text:style-name="P1"><text:s text:c="8"/>ecdffactor = np.arange(1, nobs + 1) / float(nobs)</text:p>
      <text:p text:style-name="P1"><text:soft-page-break/></text:p>
      <text:p text:style-name="P1"><text:s text:c="8"/>reject = pvals_sorted &lt;= ecdffactor * alpha</text:p>
      <text:p text:style-name="P1"><text:s text:c="8"/>if reject.any():</text:p>
      <text:p text:style-name="P1"><text:s text:c="12"/>rejectmax = max(np.nonzero(reject)[0])</text:p>
      <text:p text:style-name="P1"><text:s text:c="12"/>reject[:rejectmax] = True</text:p>
      <text:p text:style-name="P1"/>
      <text:p text:style-name="P1"><text:s text:c="8"/>pvals_corrected_raw = pvals_sorted / ecdffactor</text:p>
      <text:p text:style-name="P1"><text:s text:c="8"/>pvals_corrected = np.minimum.accumulate(pvals_corrected_raw[::-1])[::-1]</text:p>
      <text:p text:style-name="P1"><text:s text:c="8"/>pvals_corrected[pvals_corrected &gt; 1] = 1</text:p>
      <text:p text:style-name="P1"><text:s text:c="8"/># reorder p-values and rejection mask to original order of pvals</text:p>
      <text:p text:style-name="P1"><text:s text:c="8"/>pvals_corrected_ = np.empty_like(pvals_corrected)</text:p>
      <text:p text:style-name="P1"><text:s text:c="8"/>pvals_corrected_[pvals_sortind] = pvals_corrected</text:p>
      <text:p text:style-name="P1"><text:s text:c="8"/>reject_ = np.empty_like(reject)</text:p>
      <text:p text:style-name="P1"><text:s text:c="8"/>reject_[pvals_sortind] = reject</text:p>
      <text:p text:style-name="P1"><text:s text:c="8"/>return reject_, pvals_corrected_</text:p>
      <text:p text:style-name="P1"/>
      <text:p text:style-name="P1"><text:s text:c="4"/>def _nanrankdata(self, X, axis=1):</text:p>
      <text:p text:style-name="P1"><text:s text:c="8"/>"""</text:p>
      <text:p text:style-name="P1"><text:s text:c="8"/>Replaces bottleneck's nanrankdata with scipy and numpy alternative.</text:p>
      <text:p text:style-name="P1"><text:s text:c="8"/>"""</text:p>
      <text:p text:style-name="P1"><text:s text:c="8"/>ranks = sp.stats.mstats.rankdata(X, axis=axis)</text:p>
      <text:p text:style-name="P1"><text:s text:c="8"/>ranks[np.isnan(X)] = np.nan</text:p>
      <text:p text:style-name="P1"><text:s text:c="8"/>return ranks</text:p>
      <text:p text:style-name="P1"/>
      <text:p text:style-name="P1"><text:s text:c="4"/>def _check_params(self, X, y):</text:p>
      <text:p text:style-name="P1"><text:s text:c="8"/>"""</text:p>
      <text:p text:style-name="P1"><text:s text:c="8"/>Check hyperparameters as well as X and y before proceeding with fit.</text:p>
      <text:p text:style-name="P1"><text:s text:c="8"/>"""</text:p>
      <text:p text:style-name="P1"><text:s text:c="8"/># check X and y are consistent len, X is Array and y is column</text:p>
      <text:p text:style-name="P1"><text:s text:c="8"/>X, y = check_X_y(X, y)</text:p>
      <text:p text:style-name="P1"><text:s text:c="8"/>if self.perc &lt;= 0 or self.perc &gt; 100:</text:p>
      <text:p text:style-name="P1"><text:s text:c="12"/>raise ValueError('The percentile should be between 0 and 100.')</text:p>
      <text:p text:style-name="P1"/>
      <text:p text:style-name="P1"><text:s text:c="8"/>if self.alpha &lt;= 0 or self.alpha &gt; 1:</text:p>
      <text:p text:style-name="P1"><text:s text:c="12"/>raise ValueError('Alpha should be between 0 and 1.')</text:p>
      <text:p text:style-name="P1"/>
      <text:p text:style-name="P1"><text:s text:c="4"/>def _print_results(self, dec_reg, _iter, flag):</text:p>
      <text:p text:style-name="P1"><text:s text:c="8"/>n_iter = str(_iter) + ' / ' + str(self.max_iter)</text:p>
      <text:p text:style-name="P1"><text:s text:c="8"/>n_confirmed = np.where(dec_reg == 1)[0].shape[0]</text:p>
      <text:p text:style-name="P1"><text:s text:c="8"/>n_rejected = np.where(dec_reg == -1)[0].shape[0]</text:p>
      <text:p text:style-name="P1"><text:s text:c="8"/>cols = ['Iteration: ', 'Confirmed: ', 'Tentative: ', 'Rejected: ']</text:p>
      <text:p text:style-name="P1"/>
      <text:p text:style-name="P1"><text:s text:c="8"/># still in feature selection</text:p>
      <text:p text:style-name="P1"><text:s text:c="8"/>if flag == 0:</text:p>
      <text:p text:style-name="P1"><text:s text:c="12"/>n_tentative = np.where(dec_reg == 0)[0].shape[0]</text:p>
      <text:p text:style-name="P1"><text:s text:c="12"/>content = map(str, [n_iter, n_confirmed, n_tentative, n_rejected])</text:p>
      <text:p text:style-name="P1"><text:s text:c="12"/>if self.verbose == 1:</text:p>
      <text:p text:style-name="P1"><text:s text:c="16"/>output = cols[0] + n_iter</text:p>
      <text:p text:style-name="P1"><text:s text:c="12"/>elif self.verbose &gt; 1:</text:p>
      <text:p text:style-name="P1"><text:soft-page-break/><text:s text:c="16"/>output = '\n'.join([x[0] + '\t' + x[1] for x in zip(cols, content)])</text:p>
      <text:p text:style-name="P1"/>
      <text:p text:style-name="P1"><text:s text:c="8"/># Boruta finished running and tentatives have been filtered</text:p>
      <text:p text:style-name="P1"><text:s text:c="8"/>else:</text:p>
      <text:p text:style-name="P1"><text:s text:c="12"/>n_tentative = np.sum(self.support_weak_)</text:p>
      <text:p text:style-name="P1"><text:s text:c="12"/>content = map(str, [n_iter, n_confirmed, n_tentative, n_rejected])</text:p>
      <text:p text:style-name="P1"><text:s text:c="12"/>result = '\n'.join([x[0] + '\t' + x[1] for x in zip(cols, content)])</text:p>
      <text:p text:style-name="P1"><text:s text:c="12"/>output = "\n\nBorutaPy finished running.\n\n" + result</text:p>
      <text:p text:style-name="P1"><text:s text:c="8"/>print(output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7:05:18.140009104</meta:creation-date>
    <dc:date>2023-11-20T17:05:41.024540963</dc:date>
    <meta:editing-duration>PT2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2" meta:paragraph-count="459" meta:word-count="2500" meta:character-count="21217" meta:non-whitespace-character-count="15416"/>
  </office:meta>
</office:document-meta>
</file>